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e5e5e5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01cm" svg:stroke-color="#ffffff" draw:fill="none" draw:fill-color="#ffffff" fo:padding-top="-0.045cm" fo:padding-bottom="-0.045cm" fo:padding-left="-0.045cm" fo:padding-right="-0.045cm"/>
    </style:style>
    <style:style style:name="gr4" style:family="graphic" style:parent-style-name="standard">
      <style:graphic-properties svg:stroke-width="0.01cm" svg:stroke-color="#ff0000" draw:fill="none" draw:fill-color="#ffffff" fo:padding-top="-0.045cm" fo:padding-bottom="-0.045cm" fo:padding-left="-0.045cm" fo:padding-right="-0.045cm"/>
    </style:style>
    <style:style style:name="gr5" style:family="graphic" style:parent-style-name="standard">
      <style:graphic-properties draw:stroke="none" draw:fill="none" draw:textarea-horizontal-align="center" draw:textarea-vertical-align="middle" draw:auto-grow-width="true" fo:min-height="0.1cm" fo:min-width="0.033cm"/>
    </style:style>
  </office:automatic-styles>
  <office:body>
    <office:drawing>
      <draw:page draw:name="page1" draw:style-name="dp1" draw:master-page-name="Default">
        <draw:g>
          <draw:glue-point draw:id="4" svg:x="-5cm" svg:y="-3.833cm"/>
          <draw:glue-point draw:id="5" svg:x="-5cm" svg:y="-2.5cm"/>
          <draw:glue-point draw:id="6" svg:x="-5cm" svg:y="1.5cm"/>
          <draw:glue-point draw:id="7" svg:x="-5cm" svg:y="2.833cm"/>
          <draw:glue-point draw:id="8" svg:x="4cm" svg:y="4.333cm"/>
          <draw:rect draw:style-name="gr1" draw:layer="layout" svg:width="0.033cm" svg:height="0.267cm" svg:x="0.133cm" svg:y="1.333cm">
            <text:p/>
          </draw:rect>
          <draw:polygon draw:style-name="gr1" draw:layer="layout" svg:width="0cm" svg:height="0cm" svg:x="0.133cm" svg:y="1.333cm" svg:viewBox="0 0 0 0" draw:points="0,0">
            <text:p/>
          </draw:polygon>
          <draw:polygon draw:style-name="gr1" draw:layer="layout" svg:width="0cm" svg:height="0cm" svg:x="0.167cm" svg:y="1.333cm" svg:viewBox="0 0 0 0" draw:points="0,0">
            <text:p/>
          </draw:polygon>
          <draw:rect draw:style-name="gr1" draw:layer="layout" svg:width="0.033cm" svg:height="0.267cm" svg:x="0.133cm" svg:y="1.333cm">
            <text:p/>
          </draw:rect>
          <draw:polygon draw:style-name="gr1" draw:layer="layout" svg:width="0cm" svg:height="0cm" svg:x="0.133cm" svg:y="1.6cm" svg:viewBox="0 0 0 0" draw:points="0,0">
            <text:p/>
          </draw:polygon>
          <draw:polygon draw:style-name="gr1" draw:layer="layout" svg:width="0cm" svg:height="0cm" svg:x="0.167cm" svg:y="1.6cm" svg:viewBox="0 0 0 0" draw:points="0,0">
            <text:p/>
          </draw:polygon>
          <draw:line draw:style-name="gr2" draw:layer="layout" svg:x1="0.133cm" svg:y1="1.333cm" svg:x2="0.167cm" svg:y2="1.333cm">
            <text:p/>
          </draw:line>
          <draw:line draw:style-name="gr2" draw:layer="layout" svg:x1="0.133cm" svg:y1="1.6cm" svg:x2="0.167cm" svg:y2="1.6cm">
            <text:p/>
          </draw:line>
          <draw:polyline draw:style-name="gr2" draw:layer="layout" svg:width="0cm" svg:height="0cm" svg:x="0.133cm" svg:y="1.333cm" svg:viewBox="0 0 0 0" draw:points="0,0">
            <text:p/>
          </draw:polyline>
          <draw:polyline draw:style-name="gr2" draw:layer="layout" svg:width="0cm" svg:height="0cm" svg:x="0.167cm" svg:y="1.333cm" svg:viewBox="0 0 0 0" draw:points="0,0">
            <text:p/>
          </draw:polyline>
          <draw:line draw:style-name="gr2" draw:layer="layout" svg:x1="0.133cm" svg:y1="1.333cm" svg:x2="0.133cm" svg:y2="1.6cm">
            <text:p/>
          </draw:line>
          <draw:line draw:style-name="gr2" draw:layer="layout" svg:x1="0.167cm" svg:y1="1.333cm" svg:x2="0.167cm" svg:y2="1.6cm">
            <text:p/>
          </draw:line>
          <draw:polyline draw:style-name="gr2" draw:layer="layout" svg:width="0cm" svg:height="0cm" svg:x="0.133cm" svg:y="1.6cm" svg:viewBox="0 0 0 0" draw:points="0,0">
            <text:p/>
          </draw:polyline>
          <draw:polyline draw:style-name="gr2" draw:layer="layout" svg:width="0cm" svg:height="0cm" svg:x="0.167cm" svg:y="1.6cm" svg:viewBox="0 0 0 0" draw:points="0,0">
            <text:p/>
          </draw:polyline>
          <draw:polyline draw:style-name="gr3" draw:layer="layout" svg:width="0.033cm" svg:height="0.267cm" svg:x="0.133cm" svg:y="1.333cm" svg:viewBox="0 0 34 268" draw:points="0,0 34,33 0,67 34,100 0,134 34,167 0,201 34,234 0,268">
            <text:p/>
          </draw:polyline>
          <draw:polyline draw:style-name="gr3" draw:layer="layout" svg:width="0.033cm" svg:height="0.267cm" svg:x="0.133cm" svg:y="1.333cm" svg:viewBox="0 0 34 268" draw:points="34,0 0,33 34,67 0,100 34,134 0,167 34,201 0,234 34,268">
            <text:p/>
          </draw:polyline>
          <draw:rect draw:style-name="gr1" draw:layer="layout" svg:width="0.033cm" svg:height="0.267cm" svg:x="0.133cm" svg:y="0.267cm">
            <text:p/>
          </draw:rect>
          <draw:polygon draw:style-name="gr1" draw:layer="layout" svg:width="0cm" svg:height="0cm" svg:x="0.133cm" svg:y="0.267cm" svg:viewBox="0 0 0 0" draw:points="0,0">
            <text:p/>
          </draw:polygon>
          <draw:polygon draw:style-name="gr1" draw:layer="layout" svg:width="0cm" svg:height="0cm" svg:x="0.167cm" svg:y="0.267cm" svg:viewBox="0 0 0 0" draw:points="0,0">
            <text:p/>
          </draw:polygon>
          <draw:rect draw:style-name="gr1" draw:layer="layout" svg:width="0.033cm" svg:height="0.267cm" svg:x="0.133cm" svg:y="0.267cm">
            <text:p/>
          </draw:rect>
          <draw:polygon draw:style-name="gr1" draw:layer="layout" svg:width="0cm" svg:height="0cm" svg:x="0.133cm" svg:y="0.533cm" svg:viewBox="0 0 0 0" draw:points="0,0">
            <text:p/>
          </draw:polygon>
          <draw:polygon draw:style-name="gr1" draw:layer="layout" svg:width="0cm" svg:height="0cm" svg:x="0.167cm" svg:y="0.533cm" svg:viewBox="0 0 0 0" draw:points="0,0">
            <text:p/>
          </draw:polygon>
          <draw:line draw:style-name="gr2" draw:layer="layout" svg:x1="0.133cm" svg:y1="0.267cm" svg:x2="0.167cm" svg:y2="0.267cm">
            <text:p/>
          </draw:line>
          <draw:line draw:style-name="gr2" draw:layer="layout" svg:x1="0.133cm" svg:y1="0.533cm" svg:x2="0.167cm" svg:y2="0.533cm">
            <text:p/>
          </draw:line>
          <draw:polyline draw:style-name="gr2" draw:layer="layout" svg:width="0cm" svg:height="0cm" svg:x="0.133cm" svg:y="0.267cm" svg:viewBox="0 0 0 0" draw:points="0,0">
            <text:p/>
          </draw:polyline>
          <draw:polyline draw:style-name="gr2" draw:layer="layout" svg:width="0cm" svg:height="0cm" svg:x="0.167cm" svg:y="0.267cm" svg:viewBox="0 0 0 0" draw:points="0,0">
            <text:p/>
          </draw:polyline>
          <draw:line draw:style-name="gr2" draw:layer="layout" svg:x1="0.133cm" svg:y1="0.267cm" svg:x2="0.133cm" svg:y2="0.533cm">
            <text:p/>
          </draw:line>
          <draw:line draw:style-name="gr2" draw:layer="layout" svg:x1="0.167cm" svg:y1="0.267cm" svg:x2="0.167cm" svg:y2="0.533cm">
            <text:p/>
          </draw:line>
          <draw:polyline draw:style-name="gr2" draw:layer="layout" svg:width="0cm" svg:height="0cm" svg:x="0.133cm" svg:y="0.533cm" svg:viewBox="0 0 0 0" draw:points="0,0">
            <text:p/>
          </draw:polyline>
          <draw:polyline draw:style-name="gr2" draw:layer="layout" svg:width="0cm" svg:height="0cm" svg:x="0.167cm" svg:y="0.533cm" svg:viewBox="0 0 0 0" draw:points="0,0">
            <text:p/>
          </draw:polyline>
          <draw:polyline draw:style-name="gr3" draw:layer="layout" svg:width="0.033cm" svg:height="0.267cm" svg:x="0.133cm" svg:y="0.267cm" svg:viewBox="0 0 34 268" draw:points="0,0 34,33 0,67 34,100 0,134 34,167 0,201 34,234 0,268">
            <text:p/>
          </draw:polyline>
          <draw:polyline draw:style-name="gr3" draw:layer="layout" svg:width="0.033cm" svg:height="0.267cm" svg:x="0.133cm" svg:y="0.267cm" svg:viewBox="0 0 34 268" draw:points="34,0 0,33 34,67 0,100 34,134 0,167 34,201 0,234 34,268">
            <text:p/>
          </draw:polyline>
          <draw:rect draw:style-name="gr1" draw:layer="layout" svg:width="0.033cm" svg:height="0.267cm" svg:x="0.133cm" svg:y="0.8cm">
            <text:p/>
          </draw:rect>
          <draw:polygon draw:style-name="gr1" draw:layer="layout" svg:width="0cm" svg:height="0cm" svg:x="0.133cm" svg:y="0.8cm" svg:viewBox="0 0 0 0" draw:points="0,0">
            <text:p/>
          </draw:polygon>
          <draw:polygon draw:style-name="gr1" draw:layer="layout" svg:width="0cm" svg:height="0cm" svg:x="0.167cm" svg:y="0.8cm" svg:viewBox="0 0 0 0" draw:points="0,0">
            <text:p/>
          </draw:polygon>
          <draw:rect draw:style-name="gr1" draw:layer="layout" svg:width="0.033cm" svg:height="0.267cm" svg:x="0.133cm" svg:y="0.8cm">
            <text:p/>
          </draw:rect>
          <draw:polygon draw:style-name="gr1" draw:layer="layout" svg:width="0cm" svg:height="0cm" svg:x="0.133cm" svg:y="1.067cm" svg:viewBox="0 0 0 0" draw:points="0,0">
            <text:p/>
          </draw:polygon>
          <draw:polygon draw:style-name="gr1" draw:layer="layout" svg:width="0cm" svg:height="0cm" svg:x="0.167cm" svg:y="1.067cm" svg:viewBox="0 0 0 0" draw:points="0,0">
            <text:p/>
          </draw:polygon>
          <draw:line draw:style-name="gr2" draw:layer="layout" svg:x1="0.133cm" svg:y1="0.8cm" svg:x2="0.167cm" svg:y2="0.8cm">
            <text:p/>
          </draw:line>
          <draw:line draw:style-name="gr2" draw:layer="layout" svg:x1="0.133cm" svg:y1="1.067cm" svg:x2="0.167cm" svg:y2="1.067cm">
            <text:p/>
          </draw:line>
          <draw:polyline draw:style-name="gr2" draw:layer="layout" svg:width="0cm" svg:height="0cm" svg:x="0.133cm" svg:y="0.8cm" svg:viewBox="0 0 0 0" draw:points="0,0">
            <text:p/>
          </draw:polyline>
          <draw:polyline draw:style-name="gr2" draw:layer="layout" svg:width="0cm" svg:height="0cm" svg:x="0.167cm" svg:y="0.8cm" svg:viewBox="0 0 0 0" draw:points="0,0">
            <text:p/>
          </draw:polyline>
          <draw:line draw:style-name="gr2" draw:layer="layout" svg:x1="0.133cm" svg:y1="0.8cm" svg:x2="0.133cm" svg:y2="1.067cm">
            <text:p/>
          </draw:line>
          <draw:line draw:style-name="gr2" draw:layer="layout" svg:x1="0.167cm" svg:y1="0.8cm" svg:x2="0.167cm" svg:y2="1.067cm">
            <text:p/>
          </draw:line>
          <draw:polyline draw:style-name="gr2" draw:layer="layout" svg:width="0cm" svg:height="0cm" svg:x="0.133cm" svg:y="1.067cm" svg:viewBox="0 0 0 0" draw:points="0,0">
            <text:p/>
          </draw:polyline>
          <draw:polyline draw:style-name="gr2" draw:layer="layout" svg:width="0cm" svg:height="0cm" svg:x="0.167cm" svg:y="1.067cm" svg:viewBox="0 0 0 0" draw:points="0,0">
            <text:p/>
          </draw:polyline>
          <draw:polyline draw:style-name="gr3" draw:layer="layout" svg:width="0.033cm" svg:height="0.267cm" svg:x="0.133cm" svg:y="0.8cm" svg:viewBox="0 0 34 268" draw:points="0,0 34,33 0,67 34,100 0,134 34,167 0,201 34,234 0,268">
            <text:p/>
          </draw:polyline>
          <draw:polyline draw:style-name="gr3" draw:layer="layout" svg:width="0.033cm" svg:height="0.267cm" svg:x="0.133cm" svg:y="0.8cm" svg:viewBox="0 0 34 268" draw:points="34,0 0,33 34,67 0,100 34,134 0,167 34,201 0,234 34,268">
            <text:p/>
          </draw:polyline>
          <draw:line draw:style-name="gr4" draw:layer="layout" svg:x1="0.133cm" svg:y1="1.067cm" svg:x2="0.167cm" svg:y2="1.067cm">
            <text:p/>
          </draw:line>
          <draw:line draw:style-name="gr4" draw:layer="layout" svg:x1="0.133cm" svg:y1="1.333cm" svg:x2="0.167cm" svg:y2="1.333cm">
            <text:p/>
          </draw:line>
          <draw:polyline draw:style-name="gr4" draw:layer="layout" svg:width="0cm" svg:height="0cm" svg:x="0.133cm" svg:y="1.067cm" svg:viewBox="0 0 0 0" draw:points="0,0">
            <text:p/>
          </draw:polyline>
          <draw:polyline draw:style-name="gr4" draw:layer="layout" svg:width="0cm" svg:height="0cm" svg:x="0.167cm" svg:y="1.067cm" svg:viewBox="0 0 0 0" draw:points="0,0">
            <text:p/>
          </draw:polyline>
          <draw:line draw:style-name="gr4" draw:layer="layout" svg:x1="0.133cm" svg:y1="1.067cm" svg:x2="0.133cm" svg:y2="1.333cm">
            <text:p/>
          </draw:line>
          <draw:line draw:style-name="gr4" draw:layer="layout" svg:x1="0.167cm" svg:y1="1.067cm" svg:x2="0.167cm" svg:y2="1.333cm">
            <text:p/>
          </draw:line>
          <draw:polyline draw:style-name="gr4" draw:layer="layout" svg:width="0cm" svg:height="0cm" svg:x="0.133cm" svg:y="1.333cm" svg:viewBox="0 0 0 0" draw:points="0,0">
            <text:p/>
          </draw:polyline>
          <draw:polyline draw:style-name="gr4" draw:layer="layout" svg:width="0cm" svg:height="0cm" svg:x="0.167cm" svg:y="1.333cm" svg:viewBox="0 0 0 0" draw:points="0,0">
            <text:p/>
          </draw:polyline>
          <draw:polyline draw:style-name="gr4" draw:layer="layout" svg:width="0.033cm" svg:height="0.267cm" svg:x="0.133cm" svg:y="1.067cm" svg:viewBox="0 0 34 268" draw:points="0,0 34,33 0,67 34,100 0,134 34,167 0,201 34,234 0,268">
            <text:p/>
          </draw:polyline>
          <draw:polyline draw:style-name="gr4" draw:layer="layout" svg:width="0.033cm" svg:height="0.267cm" svg:x="0.133cm" svg:y="1.067cm" svg:viewBox="0 0 34 268" draw:points="34,0 0,33 34,67 0,100 34,134 0,167 34,201 0,234 34,268">
            <text:p/>
          </draw:polyline>
          <draw:line draw:style-name="gr4" draw:layer="layout" svg:x1="0.133cm" svg:y1="0.533cm" svg:x2="0.167cm" svg:y2="0.533cm">
            <text:p/>
          </draw:line>
          <draw:line draw:style-name="gr4" draw:layer="layout" svg:x1="0.133cm" svg:y1="0.8cm" svg:x2="0.167cm" svg:y2="0.8cm">
            <text:p/>
          </draw:line>
          <draw:polyline draw:style-name="gr4" draw:layer="layout" svg:width="0cm" svg:height="0cm" svg:x="0.133cm" svg:y="0.533cm" svg:viewBox="0 0 0 0" draw:points="0,0">
            <text:p/>
          </draw:polyline>
          <draw:polyline draw:style-name="gr4" draw:layer="layout" svg:width="0cm" svg:height="0cm" svg:x="0.167cm" svg:y="0.533cm" svg:viewBox="0 0 0 0" draw:points="0,0">
            <text:p/>
          </draw:polyline>
          <draw:line draw:style-name="gr4" draw:layer="layout" svg:x1="0.133cm" svg:y1="0.533cm" svg:x2="0.133cm" svg:y2="0.8cm">
            <text:p/>
          </draw:line>
          <draw:line draw:style-name="gr4" draw:layer="layout" svg:x1="0.167cm" svg:y1="0.533cm" svg:x2="0.167cm" svg:y2="0.8cm">
            <text:p/>
          </draw:line>
          <draw:polyline draw:style-name="gr4" draw:layer="layout" svg:width="0cm" svg:height="0cm" svg:x="0.133cm" svg:y="0.8cm" svg:viewBox="0 0 0 0" draw:points="0,0">
            <text:p/>
          </draw:polyline>
          <draw:polyline draw:style-name="gr4" draw:layer="layout" svg:width="0cm" svg:height="0cm" svg:x="0.167cm" svg:y="0.8cm" svg:viewBox="0 0 0 0" draw:points="0,0">
            <text:p/>
          </draw:polyline>
          <draw:polyline draw:style-name="gr4" draw:layer="layout" svg:width="0.033cm" svg:height="0.267cm" svg:x="0.133cm" svg:y="0.533cm" svg:viewBox="0 0 34 268" draw:points="0,0 34,33 0,67 34,100 0,134 34,167 0,201 34,234 0,268">
            <text:p/>
          </draw:polyline>
          <draw:polyline draw:style-name="gr4" draw:layer="layout" svg:width="0.033cm" svg:height="0.267cm" svg:x="0.133cm" svg:y="0.533cm" svg:viewBox="0 0 34 268" draw:points="34,0 0,33 34,67 0,100 34,134 0,167 34,201 0,234 34,268">
            <text:p/>
          </draw:polyline>
          <draw:polyline draw:style-name="gr4" draw:layer="layout" svg:width="0.033cm" svg:height="0.133cm" svg:x="0.133cm" svg:y="0.133cm" svg:viewBox="0 0 34 134" draw:points="34,0 0,33 34,67 0,100 34,134">
            <text:p/>
          </draw:polyline>
          <draw:line draw:style-name="gr4" draw:layer="layout" svg:x1="0.133cm" svg:y1="0.133cm" svg:x2="0.167cm" svg:y2="0.133cm">
            <text:p/>
          </draw:line>
          <draw:line draw:style-name="gr4" draw:layer="layout" svg:x1="0.133cm" svg:y1="0.267cm" svg:x2="0.167cm" svg:y2="0.267cm">
            <text:p/>
          </draw:line>
          <draw:polyline draw:style-name="gr4" draw:layer="layout" svg:width="0cm" svg:height="0cm" svg:x="0.133cm" svg:y="0.133cm" svg:viewBox="0 0 0 0" draw:points="0,0">
            <text:p/>
          </draw:polyline>
          <draw:polyline draw:style-name="gr4" draw:layer="layout" svg:width="0cm" svg:height="0cm" svg:x="0.167cm" svg:y="0.133cm" svg:viewBox="0 0 0 0" draw:points="0,0">
            <text:p/>
          </draw:polyline>
          <draw:line draw:style-name="gr4" draw:layer="layout" svg:x1="0.133cm" svg:y1="0.133cm" svg:x2="0.133cm" svg:y2="0.267cm">
            <text:p/>
          </draw:line>
          <draw:line draw:style-name="gr4" draw:layer="layout" svg:x1="0.167cm" svg:y1="0.133cm" svg:x2="0.167cm" svg:y2="0.267cm">
            <text:p/>
          </draw:line>
          <draw:polyline draw:style-name="gr4" draw:layer="layout" svg:width="0cm" svg:height="0cm" svg:x="0.133cm" svg:y="0.267cm" svg:viewBox="0 0 0 0" draw:points="0,0">
            <text:p/>
          </draw:polyline>
          <draw:polyline draw:style-name="gr4" draw:layer="layout" svg:width="0cm" svg:height="0cm" svg:x="0.167cm" svg:y="0.267cm" svg:viewBox="0 0 0 0" draw:points="0,0">
            <text:p/>
          </draw:polyline>
          <draw:polyline draw:style-name="gr4" draw:layer="layout" svg:width="0.033cm" svg:height="0.133cm" svg:x="0.133cm" svg:y="0.133cm" svg:viewBox="0 0 34 134" draw:points="0,134 34,100 0,67 34,33 0,0">
            <text:p/>
          </draw:polyline>
          <draw:line draw:style-name="gr4" draw:layer="layout" svg:x1="0.133cm" svg:y1="1.6cm" svg:x2="0.167cm" svg:y2="1.6cm">
            <text:p/>
          </draw:line>
          <draw:line draw:style-name="gr4" draw:layer="layout" svg:x1="0.133cm" svg:y1="1.867cm" svg:x2="0.167cm" svg:y2="1.867cm">
            <text:p/>
          </draw:line>
          <draw:polyline draw:style-name="gr4" draw:layer="layout" svg:width="0cm" svg:height="0cm" svg:x="0.133cm" svg:y="1.6cm" svg:viewBox="0 0 0 0" draw:points="0,0">
            <text:p/>
          </draw:polyline>
          <draw:polyline draw:style-name="gr4" draw:layer="layout" svg:width="0cm" svg:height="0cm" svg:x="0.167cm" svg:y="1.6cm" svg:viewBox="0 0 0 0" draw:points="0,0">
            <text:p/>
          </draw:polyline>
          <draw:line draw:style-name="gr4" draw:layer="layout" svg:x1="0.133cm" svg:y1="1.6cm" svg:x2="0.133cm" svg:y2="1.867cm">
            <text:p/>
          </draw:line>
          <draw:line draw:style-name="gr4" draw:layer="layout" svg:x1="0.167cm" svg:y1="1.6cm" svg:x2="0.167cm" svg:y2="1.867cm">
            <text:p/>
          </draw:line>
          <draw:polyline draw:style-name="gr4" draw:layer="layout" svg:width="0cm" svg:height="0cm" svg:x="0.133cm" svg:y="1.867cm" svg:viewBox="0 0 0 0" draw:points="0,0">
            <text:p/>
          </draw:polyline>
          <draw:polyline draw:style-name="gr4" draw:layer="layout" svg:width="0cm" svg:height="0cm" svg:x="0.167cm" svg:y="1.867cm" svg:viewBox="0 0 0 0" draw:points="0,0">
            <text:p/>
          </draw:polyline>
          <draw:polyline draw:style-name="gr4" draw:layer="layout" svg:width="0.033cm" svg:height="0.267cm" svg:x="0.133cm" svg:y="1.6cm" svg:viewBox="0 0 34 268" draw:points="0,0 34,33 0,67 34,100 0,134 34,167 0,201 34,234 0,268">
            <text:p/>
          </draw:polyline>
          <draw:polyline draw:style-name="gr4" draw:layer="layout" svg:width="0.033cm" svg:height="0.267cm" svg:x="0.133cm" svg:y="1.6cm" svg:viewBox="0 0 34 268" draw:points="34,0 0,33 34,67 0,100 34,134 0,167 34,201 0,234 34,268">
            <text:p/>
          </draw:polyline>
          <draw:polyline draw:style-name="gr2" draw:layer="layout" svg:width="0.133cm" svg:height="0.033cm" svg:x="0cm" svg:y="0.5cm" svg:viewBox="0 0 134 34" draw:points="0,0 0,34 134,34">
            <text:p/>
          </draw:polyline>
          <draw:polyline draw:style-name="gr2" draw:layer="layout" svg:width="0.133cm" svg:height="0.033cm" svg:x="0cm" svg:y="0.233cm" svg:viewBox="0 0 134 34" draw:points="0,0 0,34 134,34">
            <text:p/>
          </draw:polyline>
          <draw:polyline draw:style-name="gr2" draw:layer="layout" svg:width="0.133cm" svg:height="0.033cm" svg:x="0cm" svg:y="1.3cm" svg:viewBox="0 0 134 34" draw:points="0,0 0,34 134,34">
            <text:p/>
          </draw:polyline>
          <draw:polyline draw:style-name="gr2" draw:layer="layout" svg:width="0.133cm" svg:height="0.033cm" svg:x="0cm" svg:y="1.567cm" svg:viewBox="0 0 134 34" draw:points="0,0 0,34 134,34">
            <text:p/>
          </draw:polyline>
          <draw:line draw:style-name="gr2" draw:layer="layout" svg:x1="0.15cm" svg:y1="0cm" svg:x2="0.15cm" svg:y2="0.134cm">
            <text:p/>
          </draw:line>
          <draw:frame draw:style-name="gr5" draw:layer="layout" svg:width="0.033cm" svg:height="1.025cm" svg:x="0.133cm" svg:y="1.438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Renewable Energy - Wind Measurement Tower</dc:title>
    <meta:creation-date>2011-02-07T16:48:44</meta:creation-date>
    <meta:editing-duration>P0D</meta:editing-duration>
    <meta:editing-cycles>1</meta:editing-cycles>
    <meta:document-statistic meta:object-count="95"/>
    <meta:generator>OpenOffice.org/3.3$Linux OpenOffice.org_project/330m20$Build-9567</meta:generator>
  </office:meta>
</office:document-meta>
</file>